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entury gothic" svg:font-family="'Century gothic'"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Century gothic" fo:font-size="18pt" fo:language="en" fo:country="US" fo:font-weight="bold" officeooo:rsid="000e7ea9" style:font-size-asian="18pt" style:font-weight-asian="bold" style:font-size-complex="18pt" style:font-weight-complex="bold"/>
    </style:style>
    <style:style style:name="P2" style:family="paragraph" style:parent-style-name="Standard">
      <style:paragraph-properties fo:text-align="center" style:justify-single-word="false"/>
      <style:text-properties style:font-name="Century gothic" fo:font-size="16pt" fo:language="en" fo:country="US" fo:font-weight="bold" officeooo:rsid="000e7ea9" style:font-size-asian="14pt" style:font-weight-asian="bold" style:font-size-complex="16pt" style:font-weight-complex="bold"/>
    </style:style>
    <style:style style:name="P3" style:family="paragraph" style:parent-style-name="Standard">
      <style:paragraph-properties fo:text-align="center" style:justify-single-word="false"/>
      <style:text-properties style:font-name="Century gothic" fo:font-size="16pt" fo:language="en" fo:country="US" officeooo:rsid="000e7ea9" style:font-size-asian="14pt" style:font-size-complex="16pt"/>
    </style:style>
    <style:style style:name="P4" style:family="paragraph" style:parent-style-name="Standard">
      <style:paragraph-properties fo:text-align="center" style:justify-single-word="false"/>
      <style:text-properties style:font-name="Century gothic" fo:font-size="16pt" fo:language="en" fo:country="US" officeooo:rsid="000e7ea9" officeooo:paragraph-rsid="000e7ea9" style:font-size-asian="14pt" style:font-size-complex="16pt"/>
    </style:style>
    <style:style style:name="P5" style:family="paragraph" style:parent-style-name="Standard">
      <style:paragraph-properties fo:text-align="center" style:justify-single-word="false"/>
      <style:text-properties style:font-name="Century gothic" fo:font-size="16pt" fo:language="en" fo:country="US" fo:font-style="italic" officeooo:rsid="000e7ea9" style:font-size-asian="14pt" style:font-style-asian="italic" style:font-size-complex="16pt" style:font-style-complex="italic"/>
    </style:style>
    <style:style style:name="P6" style:family="paragraph" style:parent-style-name="Standard">
      <style:paragraph-properties fo:text-align="center" style:justify-single-word="false"/>
      <style:text-properties style:font-name="Century gothic" fo:font-size="16pt" fo:language="en" fo:country="US" fo:font-style="italic" officeooo:rsid="000e7ea9" officeooo:paragraph-rsid="000e7ea9" style:font-size-asian="14pt" style:font-style-asian="italic" style:font-size-complex="16pt" style:font-style-complex="italic"/>
    </style:style>
    <style:style style:name="P7" style:family="paragraph" style:parent-style-name="Standard">
      <style:paragraph-properties fo:text-align="center" style:justify-single-word="false"/>
      <style:text-properties style:font-name="Century gothic" fo:font-size="16pt" fo:language="en" fo:country="US" style:text-underline-style="solid" style:text-underline-width="auto" style:text-underline-color="font-color" fo:font-weight="bold" officeooo:rsid="000e7ea9" officeooo:paragraph-rsid="000e7ea9" style:font-size-asian="14pt" style:font-weight-asian="bold" style:font-size-complex="16pt" style:font-weight-complex="bold"/>
    </style:style>
    <style:style style:name="P8" style:family="paragraph" style:parent-style-name="Standard">
      <style:paragraph-properties fo:text-align="start" style:justify-single-word="false"/>
      <style:text-properties fo:font-size="12pt" fo:language="en" fo:country="US" style:text-underline-style="none" fo:font-weight="normal" officeooo:rsid="00136172" officeooo:paragraph-rsid="0013617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language="en" fo:country="US" style:text-underline-style="none" fo:font-weight="normal" officeooo:rsid="00163453" officeooo:paragraph-rsid="00163453"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en" fo:country="US" style:text-underline-style="none" fo:font-weight="normal" officeooo:rsid="00163453" officeooo:paragraph-rsid="00191ba5"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language="en" fo:country="US" style:text-underline-style="none" fo:font-weight="normal" officeooo:rsid="00166c6d" officeooo:paragraph-rsid="00166c6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language="en" fo:country="US" style:text-underline-style="solid" style:text-underline-width="auto" style:text-underline-color="font-color" fo:font-weight="bold" officeooo:rsid="00136172" officeooo:paragraph-rsid="00136172"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language="en" fo:country="US" style:text-underline-style="solid" style:text-underline-width="auto" style:text-underline-color="font-color" fo:font-weight="bold" officeooo:rsid="00176361" officeooo:paragraph-rsid="00176361"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language="en" fo:country="US" style:text-underline-style="solid" style:text-underline-width="auto" style:text-underline-color="font-color" fo:font-weight="bold" officeooo:rsid="00191ba5" officeooo:paragraph-rsid="00191ba5"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language="en" fo:country="US" style:text-underline-style="solid" style:text-underline-width="auto" style:text-underline-color="font-color" fo:font-weight="bold" officeooo:rsid="0016215d" officeooo:paragraph-rsid="0016215d"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fo:language="en" fo:country="US" style:text-underline-style="solid" style:text-underline-width="auto" style:text-underline-color="font-color" fo:font-weight="bold" officeooo:rsid="00163453" officeooo:paragraph-rsid="00163453"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language="en" fo:country="US" style:text-underline-style="solid" style:text-underline-width="auto" style:text-underline-color="font-color" fo:font-weight="bold" officeooo:rsid="00166c6d" officeooo:paragraph-rsid="00166c6d"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fo:language="en" fo:country="US" style:text-underline-style="solid" style:text-underline-width="auto" style:text-underline-color="font-color" fo:font-weight="bold" officeooo:rsid="0011d48a" officeooo:paragraph-rsid="001a56e5" style:font-size-asian="10.5pt" style:font-weight-asian="bold" style:font-size-complex="12pt" style:font-weight-complex="bold"/>
    </style:style>
    <style:style style:name="P19" style:family="paragraph" style:parent-style-name="Standard">
      <style:paragraph-properties fo:text-align="center" style:justify-single-word="false"/>
      <style:text-properties fo:language="en" fo:country="US"/>
    </style:style>
    <style:style style:name="P20" style:family="paragraph" style:parent-style-name="Standard">
      <style:paragraph-properties fo:text-align="center" style:justify-single-word="false"/>
      <style:text-properties fo:language="en" fo:country="US" officeooo:rsid="000e7ea9" officeooo:paragraph-rsid="000e7ea9"/>
    </style:style>
    <style:style style:name="P21" style:family="paragraph" style:parent-style-name="Standard">
      <style:paragraph-properties fo:text-align="center" style:justify-single-word="false"/>
      <style:text-properties fo:language="en" fo:country="US" officeooo:rsid="0011d48a" officeooo:paragraph-rsid="0011d48a"/>
    </style:style>
    <style:style style:name="T1" style:family="text">
      <style:text-properties style:font-name="Century gothic"/>
    </style:style>
    <style:style style:name="T2" style:family="text">
      <style:text-properties style:font-name="Century gothic" fo:font-size="16pt" style:font-size-asian="14pt" style:font-size-complex="16pt"/>
    </style:style>
    <style:style style:name="T3" style:family="text">
      <style:text-properties style:font-name="Century gothic" fo:font-size="16pt" officeooo:rsid="000e7ea9" style:font-size-asian="14pt" style:font-size-complex="16pt"/>
    </style:style>
    <style:style style:name="T4" style:family="text">
      <style:text-properties style:font-name="Century gothic" fo:font-size="16pt" officeooo:rsid="00176361" style:font-size-asian="14pt" style:font-size-complex="16pt"/>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14f5ce" style:font-weight-asian="normal" style:font-weight-complex="normal"/>
    </style:style>
    <style:style style:name="T8" style:family="text">
      <style:text-properties style:text-underline-style="none" fo:font-weight="normal" officeooo:rsid="00176361" style:font-weight-asian="normal" style:font-weight-complex="normal"/>
    </style:style>
    <style:style style:name="T9" style:family="text">
      <style:text-properties style:text-underline-style="none" fo:font-weight="normal" officeooo:rsid="00136172" style:font-weight-asian="normal" style:font-weight-complex="normal"/>
    </style:style>
    <style:style style:name="T10" style:family="text">
      <style:text-properties style:text-underline-style="none" fo:font-weight="normal" officeooo:rsid="0019717d" style:font-weight-asian="normal" style:font-weight-complex="normal"/>
    </style:style>
    <style:style style:name="T11" style:family="text">
      <style:text-properties style:text-underline-style="none" fo:font-weight="normal" officeooo:rsid="00347754" style:font-weight-asian="normal" style:font-weight-complex="normal"/>
    </style:style>
    <style:style style:name="T12" style:family="text">
      <style:text-properties style:text-underline-style="none" fo:font-weight="normal" officeooo:rsid="001b3d23" style:font-weight-asian="normal" style:font-weight-complex="normal"/>
    </style:style>
    <style:style style:name="T13" style:family="text">
      <style:text-properties fo:font-style="italic" style:text-underline-style="none" fo:font-weight="normal" style:font-style-asian="italic" style:font-weight-asian="normal" style:font-style-complex="italic" style:font-weight-complex="normal"/>
    </style:style>
    <style:style style:name="T14" style:family="text">
      <style:text-properties fo:font-style="normal" style:text-underline-style="none" fo:font-weight="normal" style:font-style-asian="normal" style:font-weight-asian="normal" style:font-style-complex="normal" style:font-weight-complex="normal"/>
    </style:style>
    <style:style style:name="T15" style:family="text">
      <style:text-properties fo:font-style="normal" style:text-underline-style="none" fo:font-weight="normal" officeooo:rsid="00176361" style:font-style-asian="normal" style:font-weight-asian="normal" style:font-style-complex="normal" style:font-weight-complex="normal"/>
    </style:style>
    <style:style style:name="T16" style:family="text">
      <style:text-properties fo:font-style="normal" style:text-underline-style="none" fo:font-weight="normal" officeooo:rsid="001b3d23" style:font-style-asian="normal" style:font-weight-asian="normal" style:font-style-complex="normal" style:font-weight-complex="normal"/>
    </style:style>
    <style:style style:name="T17" style:family="text">
      <style:text-properties officeooo:rsid="00166c6d"/>
    </style:style>
    <style:style style:name="T18" style:family="text">
      <style:text-properties officeooo:rsid="00176361"/>
    </style:style>
    <style:style style:name="T19" style:family="text">
      <style:text-properties officeooo:rsid="00191ba5"/>
    </style:style>
    <style:style style:name="T20" style:family="text">
      <style:text-properties officeooo:rsid="0019717d"/>
    </style:style>
    <style:style style:name="T21" style:family="text">
      <style:text-properties officeooo:rsid="001b3d23"/>
    </style:style>
    <style:style style:name="T22" style:family="text">
      <style:text-properties officeooo:rsid="001c9386"/>
    </style:style>
    <text:list-style style:name="L1">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gh Level Design</text:p>
      <text:p text:style-name="P1"/>
      <text:p text:style-name="P2">Chat Application</text:p>
      <text:p text:style-name="P19"/>
      <text:p text:style-name="P3"/>
      <text:p text:style-name="P5">Version 0.<text:span text:style-name="T18">2</text:span></text:p>
      <text:p text:style-name="P19"/>
      <text:p text:style-name="P3"/>
      <text:p text:style-name="P20"><text:span text:style-name="T3">2</text:span><text:span text:style-name="T4">5</text:span><text:span text:style-name="T2">th April, 2016</text:span></text:p>
      <text:p text:style-name="P19"/>
      <text:p text:style-name="P19"/>
      <text:p text:style-name="P19"/>
      <text:p text:style-name="P19"/>
      <text:p text:style-name="P6">Krupali Dhanvijay,</text:p>
      <text:p text:style-name="P6">Venkatesh Ch,</text:p>
      <text:p text:style-name="P6">P Sriharsha,</text:p>
      <text:p text:style-name="P6">Bikshapathi M,</text:p>
      <text:p text:style-name="P6">Veera B Murari</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text:p text:style-name="P20"/>
      <text:p text:style-name="P20"/>
      <text:p text:style-name="P4">Prepared for,</text:p>
      <text:p text:style-name="P7">Global Edge Software Ltd.</text:p>
      <text:p text:style-name="P18"><text:soft-page-break/><text:span text:style-name="T1">Introduction:</text:span></text:p>
      <text:p text:style-name="P18"/>
      <text:p text:style-name="P18"><text:span text:style-name="T11">EDGE messenger is a communication based application for desktops that uses IP address to send text messages, along with other graphical stickers and emoticons.</text:span></text:p>
      <text:p text:style-name="P8"/>
      <text:p text:style-name="P12">Scenario 1:<text:span text:style-name="T5"> </text:span><text:span text:style-name="T6"><text:s/>The Login Menu</text:span></text:p>
      <text:p text:style-name="P12"/>
      <text:p text:style-name="P8"><text:span text:style-name="T18">After user entering the login details in</text:span> chat window, <text:span text:style-name="T21">the </text:span>credentials will be authenticated with the login details maintained at the front end part. If the authentication fails, the user will be <text:span text:style-name="T18">at same</text:span> login menu <text:span text:style-name="T18">showing re-enter password or forgot password options.</text:span></text:p>
      <text:p text:style-name="P12"/>
      <text:p text:style-name="P8"><text:span text:style-name="T18">When </text:span>New user <text:s/>register their details <text:s/><text:span text:style-name="T18">t</text:span>he<text:span text:style-name="T21">y</text:span> will be maintained at the front end of the users application <text:span text:style-name="T18">as well as in server.</text:span> </text:p>
      <text:p text:style-name="P12"/>
      <text:p text:style-name="P12"><text:span text:style-name="T8">When </text:span><text:span text:style-name="T6">user</text:span><text:span text:style-name="T8"> clicks</text:span><text:span text:style-name="T6"> </text:span><text:span text:style-name="T8">on </text:span><text:span text:style-name="T6">“</text:span><text:span text:style-name="T13">forget password”</text:span><text:span text:style-name="T14"> option <text:s/>provided in the login menu, </text:span><text:span text:style-name="T15">us</text:span><text:span text:style-name="T14">er must authenticat</text:span><text:span text:style-name="T16">e by self</text:span><text:span text:style-name="T14"> providing </text:span><text:span text:style-name="T16">the</text:span><text:span text:style-name="T14"> details and answering a security question </text:span><text:span text:style-name="T15">maintained in server</text:span><text:span text:style-name="T14">. The details will be compared and if matched with details of the user at the server, can change his password. </text:span></text:p>
      <text:p text:style-name="P12"/>
      <text:p text:style-name="P12">Scenario 2:<text:span text:style-name="T6"> <text:s/>The Contact Menu</text:span></text:p>
      <text:p text:style-name="P13"/>
      <text:p text:style-name="P13"><text:span text:style-name="T9">User </text:span><text:span text:style-name="T12">can </text:span><text:span text:style-name="T9">see </text:span><text:span text:style-name="T12">the</text:span><text:span text:style-name="T9"> saved contacts. </text:span><text:span text:style-name="T6">When user click</text:span><text:span text:style-name="T12">s</text:span><text:span text:style-name="T6"> on add contact, all the details that user provided should be saved at front end. When user clicks on search contacts, the front end searches the particular contact in the contact list </text:span><text:span text:style-name="T12">and displays</text:span><text:span text:style-name="T6">. </text:span><text:span text:style-name="T7">User created groups will be </text:span><text:span text:style-name="T10">maintained</text:span><text:span text:style-name="T7"> at the server </text:span><text:span text:style-name="T6">and as well as in front end.</text:span></text:p>
      <text:p text:style-name="P13"/>
      <text:p text:style-name="P14"><text:span text:style-name="T6">Whenever the user clicks on particular contact <text:s/></text:span><text:span text:style-name="T12">user</text:span><text:span text:style-name="T6"> will get </text:span><text:span text:style-name="T12">the</text:span><text:span text:style-name="T6"> status ( </text:span><text:span text:style-name="T12">online</text:span><text:span text:style-name="T6"> / </text:span><text:span text:style-name="T12">offline</text:span><text:span text:style-name="T6"> ) by the help of server. W</text:span><text:span text:style-name="T8">hen user select chat option the connection will be established, if user is in online.</text:span></text:p>
      <text:p text:style-name="P15"/>
      <text:p text:style-name="P15">Scenario 3:<text:span text:style-name="T6"> The Chat Window</text:span></text:p>
      <text:p text:style-name="P16"/>
      <text:p text:style-name="P9"><text:span text:style-name="T19">W</text:span>hen the user wants to chat with a contact, <text:span text:style-name="T19">the connection will be established with the contact, t</text:span>he messages <text:span text:style-name="T19">that </text:span>user send to the remote user will be processed in <text:span text:style-name="T17">t</text:span>he front end, goes to the back end. It will be sent on the external network by the back-end and reaches its destination. <text:span text:style-name="T19">If targeted user is in offline then the message will be forwarded to contact with the help of server when contact comes back online ( i.e server stores the message till it reaches to destination).</text:span></text:p>
      <text:p text:style-name="P9"/>
      <text:p text:style-name="P11">When the user receives a message, the back end <text:span text:style-name="T20">receives</text:span> it and the interface passed it to the front end. The front end processes it and displays the message.</text:p>
      <text:p text:style-name="P9"/>
      <text:p text:style-name="P9">In case of scheduled message, the time and date will <text:span text:style-name="T22">be stored</text:span> <text:span text:style-name="T22">at</text:span> th<text:span text:style-name="T19">e server </text:span><text:s/><text:span text:style-name="T19">a</text:span>nd when <text:span text:style-name="T22">the epoch is reached </text:span>, the <text:span text:style-name="T19">server s</text:span>end<text:span text:style-name="T19">s message to </text:span>recipient.</text:p>
      <text:p text:style-name="P9"/>
      <text:p text:style-name="P9">The chat history will be maintained by the front end. If the user wishes to clear the chat history, the front end will wipe out all the chats.</text:p>
      <text:p text:style-name="P9"/>
      <text:p text:style-name="P10">In case the user intends to forward a particular message to a user or to all users, the users back end will <text:span text:style-name="T20">multi cast (selected contacts) </text:span>the message to <text:span text:style-name="T19">all selected contacts on </text:span>the network. </text:p>
      <text:p text:style-name="P10"/>
      <text:p text:style-name="P10"/>
      <text:p text:style-name="P10"/>
      <text:p text:style-name="P10"/>
      <text:p text:style-name="P10"/>
      <text:p text:style-name="P17"><text:soft-page-break/>Scenario 4:<text:span text:style-name="T6"> <text:s/>Group Messages</text:span></text:p>
      <text:p text:style-name="P17"/>
      <text:p text:style-name="P11">If the user intends to send a group message, the message will be sent to all the group users. The <text:span text:style-name="T20">front</text:span> end passes the group users information to the back <text:span text:style-name="T20">end</text:span> and the back end <text:span text:style-name="T20">forward</text:span> the <text:span text:style-name="T20">message</text:span> to the <text:s/>group users. <text:span text:style-name="T20">The group user information is maintained by server to track the group information.</text:span></text:p>
      <text:p text:style-name="P17"/>
      <text:p text:style-name="P11"/>
      <text:p text:style-name="P17"/>
      <text:p text:style-name="P11"/>
      <text:p text:style-name="P17"/>
      <text:p text:style-name="P11"/>
      <text:p text:style-name="P17"/>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entury gothic" svg:font-family="'Century gothic'"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2T17:03:33.759670455</meta:creation-date>
    <dc:date>2016-04-25T14:19:33.571755991</dc:date>
    <meta:editing-duration>PT2H50M2S</meta:editing-duration>
    <meta:editing-cycles>9</meta:editing-cycles>
    <meta:generator>LibreOffice/4.2.8.2$Linux_x86 LibreOffice_project/420m0$Build-2</meta:generator>
    <meta:document-statistic meta:table-count="0" meta:image-count="0" meta:object-count="0" meta:page-count="3" meta:paragraph-count="28" meta:word-count="544" meta:character-count="3090" meta:non-whitespace-character-count="2562"/>
  </office:meta>
</office:document-meta>
</file>